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4.249cm" style:rel-column-width="16383*"/>
    </style:style>
    <style:style style:name="Tableau1.A1" style:family="table-cell">
      <style:table-cell-properties fo:background-color="#83ca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83ca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8pt" style:text-underline-style="solid" style:text-underline-width="auto" style:text-underline-color="font-color" style:font-size-asian="8pt" style:font-size-complex="8pt"/>
    </style:style>
    <style:style style:name="P3" style:family="paragraph" style:parent-style-name="Standard">
      <style:paragraph-properties fo:margin-left="8.001cm" fo:margin-right="0cm" fo:margin-top="0cm" fo:margin-bottom="0cm" fo:text-indent="0cm" style:auto-text-indent="false"/>
    </style:style>
    <style:style style:name="P4" style:family="paragraph" style:parent-style-name="Standard">
      <style:paragraph-properties fo:margin-top="0cm" fo:margin-bottom="0cm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02cm solid #000000" style:join-border="false"/>
    </style:style>
    <style:style style:name="P7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8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8pt" style:font-size-asian="8pt" style:font-size-complex="8pt"/>
    </style:style>
    <style:style style:name="T1" style:family="text">
      <style:text-properties fo:language="en" fo:country="US"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color="#ff0000" fo:language="en" fo:country="US" fo:font-weight="bold" style:font-weight-asian="bold" style:font-weight-complex="bold"/>
    </style:style>
    <style:style style:name="T4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ext-input text:description="&lt;#=NOM#&gt;">NOM</text:text-input> <text:text-input text:description="&lt;#=PRENOM#&gt;">PRENOM</text:text-input></text:p>
      <text:p text:style-name="Standard"><text:text-input text:description="&lt;#=ADDRESS#&gt;">ADDRESS</text:text-input></text:p>
      <text:p text:style-name="Standard"><text:span text:style-name="texte"/></text:p>
      <text:p text:style-name="P3"><text:span text:style-name="texte"><text:span text:style-name="T1">Le </text:span></text:span><text:span text:style-name="texte"><text:span text:style-name="T1"><text:text-input text:description="&lt;#=TEST_DATE#&gt;">TEST_DATE</text:text-input></text:span></text:span></text:p>
      <text:p text:style-name="Standard"><text:span text:style-name="texte"/></text:p>
      <text:p text:style-name="Standard"><text:span text:style-name="texte">Objet : </text:span><text:span text:style-name="texte"><text:text-input text:description="&lt;#=TITRE#&gt;">TITRE</text:text-input></text:span></text:p>
      <text:p text:style-name="Standard"><text:span text:style-name="texte"/></text:p>
      <text:p text:style-name="P7"><text:span text:style-name="texte">Madame, Monsieur,</text:span></text:p>
      <text:p text:style-name="P7"><text:span text:style-name="texte">Test long </text:span><text:span text:style-name="texte"><text:span text:style-name="T1"><text:text-input text:description="&lt;#=TEST_LONG#&gt;">TEST_LONG</text:text-input></text:span></text:span></text:p>
      <text:p text:style-name="P7"><text:span text:style-name="texte">Test double </text:span><text:span text:style-name="texte"><text:span text:style-name="T1"><text:text-input text:description="&lt;#=TEST_DOUBLE#&gt;">TEST_DOUBLE</text:text-input></text:span></text:span></text:p>
      <text:p text:style-name="P7"><text:span text:style-name="texte">Test integer </text:span><text:span text:style-name="texte"><text:span text:style-name="T1"><text:text-input text:description="&lt;#=TEST_INTEGER#&gt;">TEST_INTEGER</text:text-input></text:span></text:span></text:p>
      <text:p text:style-name="P7"><text:span text:style-name="texte">Test boolean </text:span><text:span text:style-name="texte"><text:span text:style-name="T1"><text:text-input text:description="&lt;#=BOOLEAN_1#&gt;">BOOLEAN_1</text:text-input></text:span></text:span></text:p>
      <text:p text:style-name="P7"><text:span text:style-name="texte"><text:span text:style-name="T1">Test is </text:span></text:span><text:span text:style-name="texte"><text:span text:style-name="T1"><text:script script:language="KScript">&lt;#if  BOOLEAN_2 #&gt;</text:script></text:span></text:span><text:span text:style-name="texte"><text:span text:style-name="T3">boolean 2</text:span></text:span><text:span text:style-name="texte"><text:span text:style-name="T1"><text:script script:language="KScript">&lt;#endif#&gt;</text:script></text:span></text:span><text:span text:style-name="texte"><text:span text:style-name="T1"> <text:s text:c="3"/></text:span></text:span><text:span text:style-name="texte"><text:span text:style-name="T1"><text:script script:language="KScript">&lt;#if BOOLEAN_3 #&gt;</text:script></text:span></text:span><text:span text:style-name="texte"><text:span text:style-name="T3">boolean 3</text:span></text:span><text:span text:style-name="texte"><text:span text:style-name="T3"><text:script script:language="KScript">&lt;#endif#&gt;</text:script></text:span></text:span><text:span text:style-name="texte"><text:span text:style-name="T3"> </text:span></text:span></text:p>
      <text:p text:style-name="P6"><text:span text:style-name="texte"><text:span text:style-name="T1"/></text:span></text:p>
      <text:p text:style-name="P5"><text:span text:style-name="texte"><text:span text:style-name="T1"/></text:span></text:p>
      <text:p text:style-name="P4"><text:span text:style-name="texte"><text:span text:style-name="T2"/></text:span></text:p>
      <text:p text:style-name="P1"><text:span text:style-name="texte">Je reste à votre disposition pour tout complément d’information.</text:span></text:p>
      <text:p text:style-name="P1"><text:span text:style-name="texte">Avec mes remerciements, je vous prie d'agréer, Madame, Monsieur, l'expression de mes sentiments distingués.</text:span></text:p>
      <text:p text:style-name="Standard"><text:span text:style-name="texte"><text:span text:style-name="T1"/></text:span></text:p>
      <table:table table:name="Tableau1" table:style-name="Tableau1">
        <table:table-column table:style-name="Tableau1.A" table:number-columns-repeated="4"/>
        <table:table-header-rows>
          <table:table-row>
            <table:table-cell table:style-name="Tableau1.A1" office:value-type="string">
              <text:p text:style-name="P8">Titre</text:p>
            </table:table-cell>
            <table:table-cell table:style-name="Tableau1.A1" office:value-type="string">
              <text:p text:style-name="P8">Nom</text:p>
            </table:table-cell>
            <table:table-cell table:style-name="Tableau1.A1" office:value-type="string">
              <text:p text:style-name="P8">Prenom</text:p>
            </table:table-cell>
            <table:table-cell table:style-name="Tableau1.D1" office:value-type="string">
              <text:p text:style-name="P8">Adresse<text:script script:language="KScript">&lt;#loop test : DTC_TEST#&gt;</text:script></text:p>
            </table:table-cell>
          </table:table-row>
        </table:table-header-rows>
        <table:table-row>
          <table:table-cell table:style-name="Tableau1.A2" office:value-type="string">
            <text:p text:style-name="P9"><text:span text:style-name="texte"><text:text-input text:description="&lt;#=TITRE#&gt;">TITRE</text:text-input></text:span></text:p>
          </table:table-cell>
          <table:table-cell table:style-name="Tableau1.A2" office:value-type="string">
            <text:p text:style-name="P9"><text:text-input text:description="&lt;#=NOM#&gt;">NOM</text:text-input></text:p>
          </table:table-cell>
          <table:table-cell table:style-name="Tableau1.A2" office:value-type="string">
            <text:p text:style-name="P9"><text:text-input text:description="&lt;#=PRENOM#&gt;">PRENOM</text:text-input></text:p>
          </table:table-cell>
          <table:table-cell table:style-name="Tableau1.D2" office:value-type="string">
            <text:p text:style-name="P9"><text:text-input text:description="&lt;#=ADDRESS#&gt;">ADDRESS</text:text-input><text:script script:language="KScript">&lt;#endloop#&gt;</text:script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texte" style:family="text" style:parent-style-name="Police_20_par_20_défaut"/>
    <style:style style:name="WW8Num6z0" style:family="text">
      <style:text-properties style:font-name="Calibri" style:font-name-asian="Calibri" style:font-name-complex="Times New Roman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5z0" style:family="text">
      <style:text-properties style:font-name="Calibri" style:font-name-asian="Calibri" style:font-name-complex="Times New Roman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7z0" style:family="text">
      <style:text-properties style:font-name="Symbol" style:font-name-asian="Calibri" style:font-name-complex="Times New Roman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2z0" style:family="text">
      <style:text-properties style:font-name="Symbol" style:font-name-asian="Calibri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ugo bigot</meta:initial-creator>
    <meta:creation-date>2009-04-22T10:30:25.01</meta:creation-date>
    <dc:date>2010-05-04T16:55:39.16</dc:date>
    <meta:editing-duration>PT01H42M16S</meta:editing-duration>
    <meta:editing-cycles>18</meta:editing-cycles>
    <meta:generator>OpenOffice.org/3.1$Win32 OpenOffice.org_project/310m11$Build-9399</meta:generator>
    <dc:creator>Nicolas Piedeloup</dc:creator>
    <meta:document-statistic meta:table-count="1" meta:image-count="0" meta:object-count="0" meta:page-count="1" meta:paragraph-count="20" meta:word-count="59" meta:character-count="398"/>
    <meta:user-defined meta:name="Info 1"/>
    <meta:user-defined meta:name="Info 2"/>
    <meta:user-defined meta:name="Info 3"/>
    <meta:user-defined meta:name="Info 4"/>
  </office:meta>
</office:document-meta>
</file>